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54fed" officeooo:paragraph-rsid="00154fed"/>
    </style:style>
    <style:style style:name="P2" style:family="paragraph" style:parent-style-name="Text_20_body">
      <style:paragraph-properties fo:text-align="start" style:justify-single-word="false"/>
      <style:text-properties officeooo:rsid="00154fed" officeooo:paragraph-rsid="00154fed"/>
    </style:style>
    <style:style style:name="P3" style:family="paragraph" style:parent-style-name="Text_20_body">
      <style:text-properties officeooo:paragraph-rsid="00154fed"/>
    </style:style>
    <style:style style:name="P4" style:family="paragraph" style:parent-style-name="Text_20_body">
      <style:paragraph-properties fo:text-align="start" style:justify-single-word="false"/>
      <style:text-properties officeooo:rsid="00162553" officeooo:paragraph-rsid="00162553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162553" officeooo:paragraph-rsid="00162553"/>
    </style:style>
    <style:style style:name="P6" style:family="paragraph" style:parent-style-name="Text_20_body">
      <style:paragraph-properties fo:text-align="start" style:justify-single-word="false"/>
      <style:text-properties officeooo:paragraph-rsid="00162553"/>
    </style:style>
    <style:style style:name="P7" style:family="paragraph" style:parent-style-name="Title">
      <style:text-properties officeooo:rsid="00154fed" officeooo:paragraph-rsid="00154fed"/>
    </style:style>
    <style:style style:name="T1" style:family="text">
      <style:text-properties officeooo:rsid="00154fed"/>
    </style:style>
    <style:style style:name="T2" style:family="text">
      <style:text-properties officeooo:rsid="0005cb8c"/>
    </style:style>
    <style:style style:name="T3" style:family="text">
      <style:text-properties officeooo:rsid="00162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alisi attività finale</text:p>
      <text:p text:style-name="P1">Attività: 1.1.1 <text:span text:style-name="T2">Consultazione diretta con i clienti che intendono acquistare</text:span></text:p>
      <text:p text:style-name="P1">Macro-attività: 1.1 Analisi della richiesta da parte dei clienti</text:p>
      <text:p text:style-name="P1">Obiettivi dell’attività: L’obiettivo dell’attività è eseguire l’analisi delle esigenze e delle preferenze da parte dei clienti che si dimostrano già interessati al progetto</text:p>
      <text:p text:style-name="P3"><text:span text:style-name="T1">Scopo dell’attività: Ottenere un documento con tutte le esigenze degli utenti così da poter valutare quali richieste possono essere soddisfatte e quali no</text:span></text:p>
      <text:p text:style-name="P1">Responsabile: responsabile del coordinamento delle richieste dei clienti</text:p>
      <text:p text:style-name="P1">Durata attività: 1 ora per ogni colloquio</text:p>
      <text:p text:style-name="P2">Costo totale attività: <text:span text:style-name="T3">Consulenza: tot€</text:span></text:p>
      <text:p text:style-name="P4">Vincoli: le richieste devono essere realizzabili sia in costi sia in base alle concessioni del comune</text:p>
      <text:p text:style-name="P6"><text:span text:style-name="T3">Descrizione del processo e compiti specifici: </text:span></text:p>
      <text:list xml:id="list2600203453" text:style-name="L2">
        <text:list-item>
          <text:p text:style-name="P5">Segretaria: dare appuntamento a ogni cliente</text:p>
        </text:list-item>
        <text:list-item>
          <text:p text:style-name="P5">Consulente: capire le esigenze</text:p>
        </text:list-item>
        <text:list-item>
          <text:p text:style-name="P5">project manager: creare il documento con le esigenze</text:p>
        </text:list-item>
      </text:list>
      <text:p text:style-name="P4">Prodotti dell’attività: Documento di analisi delle esigenz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0T20:50:13.523819269</meta:creation-date>
    <meta:generator>LibreOffice/7.0.3.1$MacOSX_X86_64 LibreOffice_project/d7547858d014d4cf69878db179d326fc3483e082</meta:generator>
    <dc:date>2020-12-20T21:05:18.020530930</dc:date>
    <meta:editing-duration>PT3M32S</meta:editing-duration>
    <meta:editing-cycles>1</meta:editing-cycles>
    <meta:document-statistic meta:table-count="0" meta:image-count="0" meta:object-count="0" meta:page-count="1" meta:paragraph-count="14" meta:word-count="138" meta:character-count="979" meta:non-whitespace-character-count="857"/>
  </office:meta>
</office:document-meta>
</file>